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1A00000253D1D24142.png"/>
  <manifest:file-entry manifest:media-type="image/png" manifest:full-path="Pictures/10000000000003200000025819812F2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aqua-title">
      <style:graphic-properties draw:fill-color="#ffffff" fo:min-height="3.256cm"/>
    </style:style>
    <style:style style:name="pr2" style:family="presentation" style:parent-style-name="lyt-aqua-outline1">
      <style:graphic-properties draw:fill-color="#ffffff" fo:min-height="11.636cm"/>
    </style:style>
    <style:style style:name="pr3" style:family="presentation" style:parent-style-name="lyt-aqua-notes">
      <style:graphic-properties draw:fill-color="#ffffff" draw:auto-grow-height="true" fo:min-height="13.364cm"/>
    </style:style>
    <style:style style:name="pr4" style:family="presentation" style:parent-style-name="lyt-aqua-title">
      <style:graphic-properties draw:auto-grow-height="true" fo:min-height="3.506cm"/>
    </style:style>
    <style:style style:name="pr5" style:family="presentation" style:parent-style-name="lyt-aqua-outline1">
      <style:graphic-properties draw:auto-grow-height="true" fo:min-height="13.86cm"/>
    </style:style>
    <style:style style:name="pr6" style:family="presentation" style:parent-style-name="lyt-aqua-title">
      <style:graphic-properties fo:min-height="3.506cm"/>
    </style:style>
    <style:style style:name="pr7" style:family="presentation" style:parent-style-name="lyt-aqua-outline1">
      <style:graphic-properties fo:min-height="13.86cm"/>
    </style:style>
    <style:style style:name="pr8" style:family="presentation" style:parent-style-name="lyt-aqua-notes">
      <style:graphic-properties draw:fill-color="#ffffff" fo:min-height="13.364cm"/>
    </style:style>
    <style:style style:name="pr9" style:family="presentation" style:parent-style-name="lyt-aqua-outline1">
      <style:graphic-properties fo:min-height="16.16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style:text-autospace="none"/>
      <style:text-properties fo:font-size="20pt" style:font-size-asian="20pt" style:font-size-complex="20pt"/>
    </style:style>
    <style:style style:name="P5" style:family="paragraph">
      <style:paragraph-properties style:text-autospace="none"/>
      <style:text-properties fo:color="#000000"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P6" style:family="paragraph">
      <style:paragraph-properties fo:line-height="100%"/>
      <style:text-properties fo:font-size="20pt" style:font-size-asian="20pt" style:font-size-complex="20pt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paragraph-properties fo:text-align="star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000000"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4" style:family="text">
      <style:text-properties fo:color="#0000ff"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5" style:family="text">
      <style:text-properties fo:color="#2b91af"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6" style:family="text">
      <style:text-properties fo:color="#a31515"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7" style:family="text">
      <style:text-properties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8" style:family="text">
      <style:text-properties fo:color="#008000"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9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>Rhino Mocks<text:line-break/><text:span text:style-name="T1">Petr Onderka</text:span></text:p>
          </draw:text-box>
        </draw:frame>
        <draw:frame presentation:style-name="pr2" draw:text-style-name="P2" draw:layer="layout" svg:width="25.199cm" svg:height="11.636cm" svg:x="1.4cm" svg:y="6.014cm" presentation:class="outline" presentation:user-transformed="true">
          <draw:text-box>
            <text:list text:style-name="L2">
              <text:list-item>
                <text:p>mock object framework for .Net</text:p>
              </text:list-item>
              <text:list-item>
                <text:p>goal: simplification of unit testing</text:p>
              </text:list-item>
              <text:list-item>
                <text:p>allows creating mock implementations of objects and verifying interactions</text:p>
              </text:list-item>
              <text:list-item>
                <text:p>used in conjunction with a unit testing framework, like NUni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istory</text:p>
          </draw:text-box>
        </draw:frame>
        <draw:frame presentation:style-name="pr5" draw:layer="layout" svg:width="24.599cm" svg:height="13.86cm" svg:x="2cm" svg:y="5.5cm" presentation:class="outline">
          <draw:text-box>
            <text:list text:style-name="L2">
              <text:list-item>
                <text:p>version 1.0 released in 2005, for .Net 1.1</text:p>
              </text:list-item>
              <text:list-item>
                <text:p>current version is 3.6, released in 2009 for .Net 3.5</text:p>
              </text:list-item>
              <text:list-item>
                <text:p>work on 4.0 is ongoing, under a new developer</text:p>
                <text:list>
                  <text:list-item>
                    <text:p>primary goal is to remove historical baggage from the interfa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inks</text:p>
          </draw:text-box>
        </draw:frame>
        <draw:frame presentation:style-name="pr7" draw:layer="layout" svg:width="24.599cm" svg:height="13.86cm" svg:x="2cm" svg:y="5.5cm" presentation:class="outline" presentation:user-transformed="true">
          <draw:text-box>
            <text:list text:style-name="L2">
              <text:list-item>
                <text:p>Original repository (3.6): <text:a xlink:href="https://github.com/ayende/rhino-mocks">https://github.com/ayende/rhino-mocks</text:a></text:p>
              </text:list-item>
              <text:list-item>
                <text:p>New repository (4.0): <text:a xlink:href="https://github.com/meisinger/rhino-mocks">https://github.com/meisinger/rhino-mocks</text:a></text:p>
              </text:list-item>
              <text:list-item>
                <text:p>Wiki:</text:p>
                <text:list>
                  <text:list-item>
                    <text:p><text:span text:style-name="T2"><text:a xlink:href="http://www.ayende.com/Wiki/Rhino+Mocks.ashx">http://www.ayende.com/Wiki/Rhino+Mocks.ashx</text:a></text:span></text:p>
                  </text:list-item>
                  <text:list-item>
                    <text:p><text:span text:style-name="T2">http://www.ayende.com/Wiki/Rhino+Mocks+3.5.ashx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Mock implementation</text:p>
          </draw:text-box>
        </draw:frame>
        <draw:frame presentation:style-name="pr5" draw:layer="layout" svg:width="24.599cm" svg:height="13.86cm" svg:x="2cm" svg:y="5.5cm" presentation:class="outline">
          <draw:text-box>
            <text:list text:style-name="L2">
              <text:list-item>
                <text:p>class that we want to test has a dependency</text:p>
              </text:list-item>
              <text:list-item>
                <text:p>we can't or don't want to use production version of that dependency</text:p>
              </text:list-item>
              <text:list-item>
                <text:p>creating a full implementation manually is too cumbersome</text:p>
              </text:list-item>
              <text:list-item>
                <text:p>solution: use Rhino Mocks to create a mock implementation, implementing only the members that we need, using a few lines of co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ck implementation example</text:p>
          </draw:text-box>
        </draw:frame>
        <draw:frame presentation:style-name="pr9" draw:text-style-name="P6" draw:layer="layout" svg:width="25.199cm" svg:height="16.161cm" svg:x="1.4cm" svg:y="6.014cm" presentation:class="outline" presentation:user-transformed="true">
          <draw:text-box>
            <text:p text:style-name="P4"><text:span text:style-name="T3"><text:s text:c="4"/></text:span><text:span text:style-name="T4">var</text:span><text:span text:style-name="T3"> foo = </text:span><text:span text:style-name="T5">MockRepository</text:span><text:span text:style-name="T3">.GenerateStub&lt;</text:span><text:span text:style-name="T5">IFoo</text:span><text:span text:style-name="T3">&gt;();</text:span></text:p>
            <text:p text:style-name="P4"><text:span text:style-name="T3"><text:s text:c="4"/></text:span><text:span text:style-name="T3">foo.Stub(x =&gt; x.GetValue(42)).Return(</text:span><text:span text:style-name="T6">"forty two"</text:span><text:span text:style-name="T3">);</text:span></text:p>
            <text:p text:style-name="P5"><text:span text:style-name="T7"/></text:p>
            <text:p text:style-name="P4"><text:span text:style-name="T3"><text:s text:c="4"/></text:span><text:span text:style-name="T8">// in real test, this would call the tested method</text:span></text:p>
            <text:p text:style-name="P4"><text:span text:style-name="T3"><text:s text:c="4"/></text:span><text:span text:style-name="T4">var</text:span><text:span text:style-name="T3"> value = foo.GetValue(42);</text:span></text:p>
            <text:p text:style-name="P5"><text:span text:style-name="T7"/></text:p>
            <text:p text:style-name="P4"><text:span text:style-name="T3"><text:s text:c="4"/></text:span><text:span text:style-name="T5">Assert</text:span><text:span text:style-name="T3">.AreEqual(</text:span><text:span text:style-name="T6">"forty two"</text:span><text:span text:style-name="T3">, value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teraction verification</text:p>
          </draw:text-box>
        </draw:frame>
        <draw:frame presentation:style-name="pr7" draw:layer="layout" svg:width="24.599cm" svg:height="13.86cm" svg:x="2cm" svg:y="5.5cm" presentation:class="outline">
          <draw:text-box>
            <text:list text:style-name="L2">
              <text:list-item>
                <text:p>we want to verify that the tested class calls a certain method, with the right arguments</text:p>
              </text:list-item>
              <text:list-item>
                <text:p>possibly also verify that the method is called given number of times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teraction verification example</text:p>
          </draw:text-box>
        </draw:frame>
        <draw:frame presentation:style-name="pr7" draw:text-style-name="P7" draw:layer="layout" svg:width="24.599cm" svg:height="13.86cm" svg:x="2cm" svg:y="5.5cm" presentation:class="outline">
          <draw:text-box>
            <text:p text:style-name="P4"><text:span text:style-name="T3"><text:s text:c="4"/></text:span><text:span text:style-name="T4">var</text:span><text:span text:style-name="T3"> foo = </text:span><text:span text:style-name="T5">MockRepository</text:span><text:span text:style-name="T3">.GenerateStrictMock&lt;</text:span><text:span text:style-name="T5">IFoo</text:span><text:span text:style-name="T3">&gt;();</text:span></text:p>
            <text:p text:style-name="P5"><text:span text:style-name="T9"><text:s text:c="4"/></text:span><text:span text:style-name="T9">foo.Expect(x =&gt; x.GetValue(42))</text:span><text:span text:style-name="T3">.Return(</text:span><text:span text:style-name="T6">"forty two"</text:span><text:span text:style-name="T3">);</text:span></text:p>
            <text:p text:style-name="P5"><text:span text:style-name="T9"/></text:p>
            <text:p text:style-name="P4"><text:span text:style-name="T3"><text:s text:c="4"/></text:span><text:span text:style-name="T4">var</text:span><text:span text:style-name="T3"> value = foo.GetValue(42);</text:span></text:p>
            <text:p text:style-name="P5"><text:span text:style-name="T9"><text:s text:c="12"/></text:span></text:p>
            <text:p text:style-name="P4"><text:span text:style-name="T3"><text:s text:c="4"/></text:span><text:span text:style-name="T5">Assert</text:span><text:span text:style-name="T3">.AreEqual(</text:span><text:span text:style-name="T6">"forty two"</text:span><text:span text:style-name="T3">, value);</text:span></text:p>
            <text:p text:style-name="P5"><text:span text:style-name="T9"><text:s text:c="4"/></text:span><text:span text:style-name="T9">foo.VerifyAllExpectations(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ock objects kinds</text:p>
          </draw:text-box>
        </draw:frame>
        <draw:frame presentation:style-name="pr7" draw:layer="layout" svg:width="24.599cm" svg:height="13.86cm" svg:x="2cm" svg:y="5.5cm" presentation:class="outline" presentation:user-transformed="true">
          <draw:text-box>
            <text:list text:style-name="L2">
              <text:list-item>
                <text:p>various kinds of objects:</text:p>
                <text:list>
                  <text:list-item>
                    <text:p>dynamic mock: un-mocked members return the default value (null, 0, false)</text:p>
                  </text:list-item>
                  <text:list-item>
                    <text:p>strict mock: un-mocked members throw</text:p>
                  </text:list-item>
                  <text:list-item>
                    <text:p>partial mock: un-mocked members call base class</text:p>
                  </text:list-item>
                  <text:list-item>
                    <text:p>stub: similar to dynamic mock, except un-mocked properties and events behave normally</text:p>
                  </text:list-item>
                </text:list>
              </text:list-item>
              <text:list-item>
                <text:p>stubs are used to provide implementation, mocks to verify expecta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rguments</text:p>
          </draw:text-box>
        </draw:frame>
        <draw:frame presentation:style-name="pr7" draw:layer="layout" svg:width="24.599cm" svg:height="13.86cm" svg:x="2cm" svg:y="5.5cm" presentation:class="outline">
          <draw:text-box>
            <text:list text:style-name="L2">
              <text:list-item>
                <text:p>various ways to configure what arguments are accepted for a mocked member:</text:p>
                <text:list>
                  <text:list-item>
                    <text:p>default: same as in the Stub or Expect lambda</text:p>
                  </text:list-item>
                  <text:list-item>
                    <text:p>append .IgnoreArguments() to accept any arguments</text:p>
                  </text:list-item>
                  <text:list-item>
                    <text:p>use Arg&lt;T&gt;.Matches(lambda) to check that arguments fulfil some condi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rguments examples<text:tab/></text:p>
          </draw:text-box>
        </draw:frame>
        <draw:frame presentation:style-name="pr7" draw:text-style-name="P7" draw:layer="layout" svg:width="24.599cm" svg:height="13.86cm" svg:x="2cm" svg:y="5.5cm" presentation:class="outline">
          <draw:text-box>
            <text:p text:style-name="P5"><text:span text:style-name="T7"><text:s text:c="4"/></text:span><text:span text:style-name="T7">foo.Expect(x =&gt; x.GetValue(0))</text:span></text:p>
            <text:p text:style-name="P5"><text:span text:style-name="T7"><text:s text:c="7"/></text:span><text:span text:style-name="T7">.IgnoreArguments()</text:span></text:p>
            <text:p text:style-name="P4"><text:span text:style-name="T3"><text:s text:c="7"/></text:span><text:span text:style-name="T3">.Return(</text:span><text:span text:style-name="T6">"some number"</text:span><text:span text:style-name="T3">);</text:span></text:p>
            <text:p text:style-name="P5"><text:span text:style-name="T7"/></text:p>
            <text:p text:style-name="P5"><text:span text:style-name="T7"><text:s text:c="4"/></text:span><text:span text:style-name="T7">foo.Expect(</text:span></text:p>
            <text:p text:style-name="P4"><text:span text:style-name="T3"><text:s text:c="8"/></text:span><text:span text:style-name="T3">x =&gt; x.GetValue(</text:span><text:span text:style-name="T5">Arg</text:span><text:span text:style-name="T3">&lt;</text:span><text:span text:style-name="T4">int</text:span><text:span text:style-name="T3">&gt;.Matches(i =&gt; i % 2 == 0)))</text:span></text:p>
            <text:p text:style-name="P4"><text:span text:style-name="T3"><text:s text:c="7"/></text:span><text:span text:style-name="T3">.Return(</text:span><text:span text:style-name="T6">"even number"</text:span><text:span text:style-name="T3">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echnical details</text:p>
          </draw:text-box>
        </draw:frame>
        <draw:frame presentation:style-name="pr7" draw:layer="layout" svg:width="24.599cm" svg:height="13.86cm" svg:x="2cm" svg:y="5.5cm" presentation:class="outline">
          <draw:text-box>
            <text:list text:style-name="L2">
              <text:list-item>
                <text:p>needs to dynamically create a new class that implements interface or inherits from class at runtime</text:p>
              </text:list-item>
              <text:list-item>
                <text:p>uses Castle.DynamicProxy for that</text:p>
                <text:list>
                  <text:list-item>
                    <text:p>library that creates proxy classes, allows intercepting calls to their members</text:p>
                  </text:list-item>
                </text:list>
              </text:list-item>
              <text:list-item>
                <text:p>this means that only interfaces and virtual members of classes can be mock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he End</text:p>
          </draw:text-box>
        </draw:frame>
        <draw:frame presentation:style-name="pr7" draw:layer="layout" svg:width="24.599cm" svg:height="13.86cm" svg:x="2cm" svg:y="5.5cm" presentation:class="outline">
          <draw:text-box>
            <text:list text:style-name="L2">
              <text:list-header>
                <text:p text:style-name="P8">Questions?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aqua1" xlink:href="Pictures/100000000000031A00000253D1D24142.png" xlink:type="simple" xlink:show="embed" xlink:actuate="onLoad"/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1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linesdark" style:repeat="stretch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aqua-outline1">
      <style:graphic-properties fo:min-height="13.86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číslo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bluelinesgrad" style:page-layout-name="PM1" draw:style-name="Mdp1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3.86cm" svg:x="1.4cm" svg:y="6.0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4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4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431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2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  <style:master-page style:name="lyt-aqua" style:page-layout-name="PM1" draw:style-name="Mdp2">
      <office:forms form:automatic-focus="false" form:apply-design-mode="false"/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Mpr4" draw:layer="backgroundobjects" svg:width="24.599cm" svg:height="13.86cm" svg:x="2cm" svg:y="5.5cm" presentation:class="outline">
        <draw:text-box>
          <text:list text:style-name="ML3">
            <text:list-item>
              <text:p>Klepněte pro úpravu formátu textu osnovy</text:p>
              <text:list>
                <text:list-item>
                  <text:p>Druhá úroveň</text:p>
                  <text:list>
                    <text:list-item>
                      <text:p>Třetí úroveň</text:p>
                      <text:list>
                        <text:list-item>
                          <text:p>Čtvrtá úroveň osnovy</text:p>
                          <text:list>
                            <text:list-item>
                              <text:p>Pátá úroveň osnovy</text:p>
                              <text:list>
                                <text:list-item>
                                  <text:p>Šestá úroveň</text:p>
                                  <text:list>
                                    <text:list-item>
                                      <text:p>Sedmá úroveň</text:p>
                                      <text:list>
                                        <text:list-item>
                                          <text:p>Osmá úroveň textu</text:p>
                                          <text:list>
                                            <text:list-item>
                                              <text:p>Devátá úroveň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1" draw:layer="backgroundobjects" svg:width="6.523cm" svg:height="1.448cm" svg:x="1.7cm" svg:y="18.2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3" draw:layer="backgroundobjects" svg:width="8.875cm" svg:height="1.448cm" svg:x="9.876cm" svg:y="18.231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376cm" svg:y="18.231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2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Win32 LibreOffice_project/330m19$Build-202</meta:generator>
    <dc:title>Blue Lines and Gradients</dc:title>
    <dc:description>Presentation Layout Template</dc:description>
    <meta:creation-date>2014-03-12T11:21:55.29</meta:creation-date>
    <dc:language>en-US</dc:language>
    <meta:editing-cycles>20</meta:editing-cycles>
    <meta:editing-duration>PT1H46M8S</meta:editing-duration>
    <dc:date>2014-03-12T13:24:22.04</dc:date>
    <meta:document-statistic meta:object-count="83"/>
    <meta:user-defined meta:name="Info 1"/>
    <meta:user-defined meta:name="Info 2"/>
    <meta:user-defined meta:name="Info 3"/>
    <meta:user-defined meta:name="Info 4"/>
    <meta:template xlink:type="simple" xlink:actuate="onRequest" xlink:title="Blue Lines and Gradients" xlink:href="../../../../../Program%20Files%20(x86)/LibreOffice%203/Basis/share/template/layout/lyt-bluelinesgrad.otp"/>
  </office:meta>
</office:document-meta>
</file>